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caughtExceptionDescriptor.UncaughtExceptionDescriptor( Throwable ex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ableAsyncUncaughtExceptionHandler.TestableAsyncUncaughtExceptionHandler( boolean throwUnexpected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bleAsyncUncaughtExceptionHandler.TestableAsyncUncaughtException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bleAsyncUncaughtExceptionHandler.assertCalledWith( Method expectedMethod , Class &lt; ? extends Throwable &gt; expectedExcepti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stableAsyncUncaughtExceptionHandler.await( long time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ableAsyncUncaughtExceptionHandler.handleUncaughtException( Throwable ex , Method method , Object ...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ableAsyncUncaughtExceptionHandler.isCa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